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07in"/>
    </style:style>
    <style:style style:name="co2" style:family="table-column">
      <style:table-column-properties fo:break-before="auto" style:column-width="1.3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ackground-color="#ffff00"/>
    </style:style>
    <style:style style:name="ce3" style:family="table-cell" style:parent-style-name="Default" style:data-style-name="N1">
      <style:table-cell-properties fo:background-color="#81d41a"/>
    </style:style>
    <style:style style:name="ce6" style:family="table-cell" style:parent-style-name="Default" style:data-style-name="N1">
      <style:table-cell-properties fo:background-color="transparent"/>
    </style:style>
    <style:style style:name="ce9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3" table:number-columns-repeated="7" table:default-cell-style-name="ce7"/>
        <table:table-column table:style-name="co3" table:default-cell-style-name="ce6"/>
        <table:table-column table:style-name="co3" table:default-cell-style-name="ce7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Número de ID</text:p>
          </table:table-cell>
          <table:table-cell table:style-name="Default" office:value-type="string" calcext:value-type="string">
            <text:p>Cuestionario:Questionnaire 1 (15%)</text:p>
          </table:table-cell>
          <table:table-cell table:style-name="Default" office:value-type="string" calcext:value-type="string">
            <text:p>Midterm Exam Three Party Coalition Exercise Round 1 (15%)</text:p>
          </table:table-cell>
          <table:table-cell table:style-name="Default" office:value-type="string" calcext:value-type="string">
            <text:p>Primer Corte (30%)</text:p>
          </table:table-cell>
          <table:table-cell table:style-name="Default" office:value-type="string" calcext:value-type="string">
            <text:p>Questionnaire 2 (15%)</text:p>
          </table:table-cell>
          <table:table-cell table:style-name="Default" office:value-type="string" calcext:value-type="string">
            <text:p>Midterm Exam Three Party Coalition Exercise Round 2 (15%)</text:p>
          </table:table-cell>
          <table:table-cell table:style-name="Default" office:value-type="string" calcext:value-type="string">
            <text:p>Segundo <text:s/>Corte (30%)</text:p>
          </table:table-cell>
          <table:table-cell table:style-name="Default" office:value-type="string" calcext:value-type="string">
            <text:p>Questionnaire 3 (15%)</text:p>
          </table:table-cell>
          <table:table-cell table:style-name="Default" office:value-type="string" calcext:value-type="string">
            <text:p>Final Exam Three Party Coalition Exercise Modified (25%)</text:p>
          </table:table-cell>
          <table:table-cell table:style-name="Default" office:value-type="string" calcext:value-type="string">
            <text:p>Tercer Corte (40%)</text:p>
          </table:table-cell>
          <table:table-cell table:style-name="Default" office:value-type="string" calcext:value-type="string">
            <text:p>Cumulative Grade (100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ACOSTA CRUZ</text:p>
          </table:table-cell>
          <table:table-cell office:value-type="string" calcext:value-type="string">
            <text:p>est.julian.acosta1</text:p>
          </table:table-cell>
          <table:table-cell office:value-type="float" office:value="16.6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8.33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formula="of:=([.J2]*0.15 + [.K2]*0.25)/0.4" office:value-type="float" office:value="35" calcext:value-type="float">
            <text:p>35</text:p>
          </table:table-cell>
          <table:table-cell table:formula="of:=[.F2]*0.3 + [.I2]*0.3 + [.L2]*0.4" office:value-type="float" office:value="31.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Bejarano Lopez</text:p>
          </table:table-cell>
          <table:table-cell office:value-type="string" calcext:value-type="string">
            <text:p>est.daniela.bejarano</text:p>
          </table:table-cell>
          <table:table-cell office:value-type="float" office:value="41.67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J3]*0.15 + [.K3]*0.25)/0.4" office:value-type="float" office:value="34.375" calcext:value-type="float">
            <text:p>34</text:p>
          </table:table-cell>
          <table:table-cell table:formula="of:=[.F3]*0.3 + [.I3]*0.3 + [.L3]*0.4" office:value-type="float" office:value="37.75" calcext:value-type="float">
            <text:p>38</text:p>
          </table:table-cell>
          <table:table-cell/>
          <table:table-cell table:style-name="ce9"/>
          <table:table-cell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Lucero Del Pilar</text:p>
          </table:table-cell>
          <table:table-cell office:value-type="string" calcext:value-type="string">
            <text:p>Bonilla Perdomo</text:p>
          </table:table-cell>
          <table:table-cell office:value-type="string" calcext:value-type="string">
            <text:p>est.lucero.bonilla</text:p>
          </table:table-cell>
          <table:table-cell office:value-type="float" office:value="33.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J4]*0.15 + [.K4]*0.25)/0.4" office:value-type="float" office:value="34.375" calcext:value-type="float">
            <text:p>34</text:p>
          </table:table-cell>
          <table:table-cell table:formula="of:=[.F4]*0.3 + [.I4]*0.3 + [.L4]*0.4" office:value-type="float" office:value="37.75" calcext:value-type="float">
            <text:p>38</text:p>
          </table:table-cell>
          <table:table-cell/>
          <table:table-cell table:style-name="ce5"/>
          <table:table-cell office:value-type="string" calcext:value-type="string">
            <text:p>Excuse send</text:p>
          </table:table-cell>
        </table:table-row>
        <table:table-row table:style-name="ro1">
          <table:table-cell office:value-type="string" calcext:value-type="string">
            <text:p>Jonathan Nicolas</text:p>
          </table:table-cell>
          <table:table-cell office:value-type="string" calcext:value-type="string">
            <text:p>Bonilla Romero</text:p>
          </table:table-cell>
          <table:table-cell office:value-type="string" calcext:value-type="string">
            <text:p>est.jonathan.bonilla</text:p>
          </table:table-cell>
          <table:table-cell office:value-type="float" office:value="41.67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.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([.J5]*0.15 + [.K5]*0.25)/0.4" office:value-type="float" office:value="43.74875" calcext:value-type="float">
            <text:p>44</text:p>
          </table:table-cell>
          <table:table-cell table:formula="of:=[.F5]*0.3 + [.I5]*0.3 + [.L5]*0.4" office:value-type="float" office:value="39.0995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ca Lucila</text:p>
          </table:table-cell>
          <table:table-cell office:value-type="string" calcext:value-type="string">
            <text:p>Buitrago Velasquez</text:p>
          </table:table-cell>
          <table:table-cell office:value-type="string" calcext:value-type="string">
            <text:p>est.blanca.buitrago</text:p>
          </table:table-cell>
          <table:table-cell office:value-type="float" office:value="33.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.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formula="of:=([.J6]*0.15 + [.K6]*0.25)/0.4" office:value-type="float" office:value="40" calcext:value-type="float">
            <text:p>40</text:p>
          </table:table-cell>
          <table:table-cell table:formula="of:=[.F6]*0.3 + [.I6]*0.3 + [.L6]*0.4" office:value-type="float" office:value="37.3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ana Andrea</text:p>
          </table:table-cell>
          <table:table-cell office:value-type="string" calcext:value-type="string">
            <text:p>Lopez Silva</text:p>
          </table:table-cell>
          <table:table-cell office:value-type="string" calcext:value-type="string">
            <text:p>est.johana.lopez</text:p>
          </table:table-cell>
          <table:table-cell office:value-type="float" office:value="33.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1.67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([.J7]*0.15 + [.K7]*0.25)/0.4" office:value-type="float" office:value="46.87625" calcext:value-type="float">
            <text:p>47</text:p>
          </table:table-cell>
          <table:table-cell table:formula="of:=[.F7]*0.3 + [.I7]*0.3 + [.L7]*0.4" office:value-type="float" office:value="43.6505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Parra Ramirez</text:p>
          </table:table-cell>
          <table:table-cell office:value-type="string" calcext:value-type="string">
            <text:p>est.vanessa.parr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formula="of:=([.J8]*0.15 + [.K8]*0.25)/0.4" office:value-type="float" office:value="21.875" calcext:value-type="float">
            <text:p>22</text:p>
          </table:table-cell>
          <table:table-cell table:formula="of:=[.F8]*0.3 + [.I8]*0.3 + [.L8]*0.4" office:value-type="float" office:value="8.75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Peña Gaviria</text:p>
          </table:table-cell>
          <table:table-cell office:value-type="string" calcext:value-type="string">
            <text:p>est.juanp.pena</text:p>
          </table:table-cell>
          <table:table-cell office:value-type="float" office:value="33.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1.67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J9]*0.15 + [.K9]*0.25)/0.4" office:value-type="float" office:value="50" calcext:value-type="float">
            <text:p>50</text:p>
          </table:table-cell>
          <table:table-cell table:formula="of:=[.F9]*0.3 + [.I9]*0.3 + [.L9]*0.4" office:value-type="float" office:value="42.5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sa De Jesús</text:p>
          </table:table-cell>
          <table:table-cell office:value-type="string" calcext:value-type="string">
            <text:p>Poblador Rodriguez</text:p>
          </table:table-cell>
          <table:table-cell office:value-type="string" calcext:value-type="string">
            <text:p>est.teresa.poblador</text:p>
          </table:table-cell>
          <table:table-cell office:value-type="float" office:value="41.67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([.J10]*0.15 + [.K10]*0.25)/0.4" office:value-type="float" office:value="43.75" calcext:value-type="float">
            <text:p>44</text:p>
          </table:table-cell>
          <table:table-cell table:formula="of:=[.F10]*0.3 + [.I10]*0.3 + [.L10]*0.4" office:value-type="float" office:value="43.9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e Abelardo</text:p>
          </table:table-cell>
          <table:table-cell office:value-type="string" calcext:value-type="string">
            <text:p>Quinchia Rincon</text:p>
          </table:table-cell>
          <table:table-cell office:value-type="string" calcext:value-type="string">
            <text:p>est.jose.quinchia</text:p>
          </table:table-cell>
          <table:table-cell office:value-type="float" office:value="41.67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formula="of:=([.J11]*0.15 + [.K11]*0.25)/0.4" office:value-type="float" office:value="25" calcext:value-type="float">
            <text:p>25</text:p>
          </table:table-cell>
          <table:table-cell table:formula="of:=[.F11]*0.3 + [.I11]*0.3 + [.L11]*0.4" office:value-type="float" office:value="35.8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guel Angel</text:p>
          </table:table-cell>
          <table:table-cell office:value-type="string" calcext:value-type="string">
            <text:p>Reina Cespedes</text:p>
          </table:table-cell>
          <table:table-cell office:value-type="string" calcext:value-type="string">
            <text:p>est.miguel.reina</text:p>
          </table:table-cell>
          <table:table-cell office:value-type="float" office:value="33.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.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3.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([.J12]*0.15 + [.K12]*0.25)/0.4" office:value-type="float" office:value="43.74875" calcext:value-type="float">
            <text:p>44</text:p>
          </table:table-cell>
          <table:table-cell table:formula="of:=[.F12]*0.3 + [.I12]*0.3 + [.L12]*0.4" office:value-type="float" office:value="41.1995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 Alberto</text:p>
          </table:table-cell>
          <table:table-cell office:value-type="string" calcext:value-type="string">
            <text:p>Rocha Grismaldo</text:p>
          </table:table-cell>
          <table:table-cell office:value-type="string" calcext:value-type="string">
            <text:p>est.carlos.rocha</text:p>
          </table:table-cell>
          <table:table-cell office:value-type="float" office:value="16.6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8.33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J13]*0.15 + [.K13]*0.25)/0.4" office:value-type="float" office:value="31.25" calcext:value-type="float">
            <text:p>31</text:p>
          </table:table-cell>
          <table:table-cell table:formula="of:=[.F13]*0.3 + [.I13]*0.3 + [.L13]*0.4" office:value-type="float" office:value="29.6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nith Lissethe</text:p>
          </table:table-cell>
          <table:table-cell office:value-type="string" calcext:value-type="string">
            <text:p>Rojas Trujillo</text:p>
          </table:table-cell>
          <table:table-cell office:value-type="string" calcext:value-type="string">
            <text:p>est.yenith.rojas</text:p>
          </table:table-cell>
          <table:table-cell office:value-type="float" office:value="33.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J14]*0.15 + [.K14]*0.25)/0.4" office:value-type="float" office:value="50" calcext:value-type="float">
            <text:p>50</text:p>
          </table:table-cell>
          <table:table-cell table:formula="of:=[.F14]*0.3 + [.I14]*0.3 + [.L14]*0.4" office:value-type="float" office:value="45.5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jandra</text:p>
          </table:table-cell>
          <table:table-cell office:value-type="string" calcext:value-type="string">
            <text:p>Sanchez Vargas</text:p>
          </table:table-cell>
          <table:table-cell office:value-type="string" calcext:value-type="string">
            <text:p>est.alejandra.sanc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1.67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J15]*0.15 + [.K15]*0.25)/0.4" office:value-type="float" office:value="50" calcext:value-type="float">
            <text:p>50</text:p>
          </table:table-cell>
          <table:table-cell table:formula="of:=[.F15]*0.3 + [.I15]*0.3 + [.L15]*0.4" office:value-type="float" office:value="43.7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Scarpetta Merchan</text:p>
          </table:table-cell>
          <table:table-cell office:value-type="string" calcext:value-type="string">
            <text:p>est.juan.scarpetta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1.67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formula="of:=([.J16]*0.15 + [.K16]*0.25)/0.4" office:value-type="float" office:value="37.50125" calcext:value-type="float">
            <text:p>38</text:p>
          </table:table-cell>
          <table:table-cell table:formula="of:=[.F16]*0.3 + [.I16]*0.3 + [.L16]*0.4" office:value-type="float" office:value="39.3005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ka Yurani</text:p>
          </table:table-cell>
          <table:table-cell office:value-type="string" calcext:value-type="string">
            <text:p>Sepulveda Chavez</text:p>
          </table:table-cell>
          <table:table-cell office:value-type="string" calcext:value-type="string">
            <text:p>est.erika.sepulveda</text:p>
          </table:table-cell>
          <table:table-cell office:value-type="float" office:value="33.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1.67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([.J17]*0.15 + [.K17]*0.25)/0.4" office:value-type="float" office:value="40.625" calcext:value-type="float">
            <text:p>41</text:p>
          </table:table-cell>
          <table:table-cell table:formula="of:=[.F17]*0.3 + [.I17]*0.3 + [.L17]*0.4" office:value-type="float" office:value="40.25" calcext:value-type="float">
            <text:p>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LUIS FRANCISCO GOMEZ LOPEZ</meta:initial-creator>
    <meta:creation-date>2022-10-10T06:59:34</meta:creation-date>
    <dc:date>2022-11-26T16:27:34.119363982</dc:date>
    <meta:editing-duration>PT56M36S</meta:editing-duration>
    <meta:editing-cycles>14</meta:editing-cycles>
    <meta:document-statistic meta:table-count="1" meta:cell-count="223" meta:object-count="0"/>
  </office:meta>
</office:document-meta>
</file>